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0d5" officeooo:paragraph-rsid="001270d5"/>
    </style:style>
    <style:style style:name="P2" style:family="paragraph" style:parent-style-name="Standard">
      <style:text-properties officeooo:rsid="001270d5" officeooo:paragraph-rsid="0017bed0"/>
    </style:style>
    <style:style style:name="P3" style:family="paragraph" style:parent-style-name="Standard">
      <style:text-properties officeooo:rsid="001270d5" officeooo:paragraph-rsid="00145319"/>
    </style:style>
    <style:style style:name="P4" style:family="paragraph" style:parent-style-name="Standard">
      <style:text-properties officeooo:rsid="001270d5" officeooo:paragraph-rsid="00145fc0"/>
    </style:style>
    <style:style style:name="P5" style:family="paragraph" style:parent-style-name="Standard">
      <style:text-properties officeooo:rsid="001270d5" officeooo:paragraph-rsid="00171c91"/>
    </style:style>
    <style:style style:name="P6" style:family="paragraph" style:parent-style-name="Standard">
      <style:text-properties officeooo:rsid="001270d5" officeooo:paragraph-rsid="0015bf96"/>
    </style:style>
    <style:style style:name="P7" style:family="paragraph" style:parent-style-name="Standard">
      <style:text-properties officeooo:rsid="001270d5" officeooo:paragraph-rsid="001781fe"/>
    </style:style>
    <style:style style:name="P8" style:family="paragraph" style:parent-style-name="Standard">
      <style:text-properties officeooo:rsid="001270d5" officeooo:paragraph-rsid="0017fe78"/>
    </style:style>
    <style:style style:name="P9" style:family="paragraph" style:parent-style-name="Standard">
      <style:text-properties officeooo:rsid="001270d5" officeooo:paragraph-rsid="00197112"/>
    </style:style>
    <style:style style:name="P10" style:family="paragraph" style:parent-style-name="Standard">
      <style:text-properties officeooo:rsid="001270d5" officeooo:paragraph-rsid="0019c137"/>
    </style:style>
    <style:style style:name="P11" style:family="paragraph" style:parent-style-name="Standard">
      <style:text-properties officeooo:rsid="001270d5" officeooo:paragraph-rsid="001b1c4b"/>
    </style:style>
    <style:style style:name="P12" style:family="paragraph" style:parent-style-name="Standard">
      <style:text-properties officeooo:rsid="001270d5" officeooo:paragraph-rsid="001d6d7d"/>
    </style:style>
    <style:style style:name="P13" style:family="paragraph" style:parent-style-name="Standard">
      <style:text-properties officeooo:rsid="001270d5" officeooo:paragraph-rsid="001d9e6d"/>
    </style:style>
    <style:style style:name="P14" style:family="paragraph" style:parent-style-name="Standard">
      <style:text-properties officeooo:rsid="001270d5" officeooo:paragraph-rsid="001f4ac9"/>
    </style:style>
    <style:style style:name="P15" style:family="paragraph" style:parent-style-name="Standard">
      <style:text-properties officeooo:rsid="001270d5" officeooo:paragraph-rsid="002bfa3b"/>
    </style:style>
    <style:style style:name="P16" style:family="paragraph" style:parent-style-name="Standard">
      <style:text-properties officeooo:rsid="001270d5" officeooo:paragraph-rsid="002c7a84"/>
    </style:style>
    <style:style style:name="P17" style:family="paragraph" style:parent-style-name="Standard">
      <style:text-properties officeooo:rsid="001270d5" officeooo:paragraph-rsid="002df3f8"/>
    </style:style>
    <style:style style:name="P18" style:family="paragraph" style:parent-style-name="Standard">
      <style:text-properties officeooo:rsid="001270d5" officeooo:paragraph-rsid="002dad00"/>
    </style:style>
    <style:style style:name="P19" style:family="paragraph" style:parent-style-name="Standard">
      <style:text-properties officeooo:rsid="001270d5" officeooo:paragraph-rsid="00347c2d"/>
    </style:style>
    <style:style style:name="P20" style:family="paragraph" style:parent-style-name="Standard">
      <style:text-properties officeooo:rsid="001313ba" officeooo:paragraph-rsid="001313ba"/>
    </style:style>
    <style:style style:name="P21" style:family="paragraph" style:parent-style-name="Standard">
      <style:text-properties officeooo:rsid="001313ba" officeooo:paragraph-rsid="0022b853"/>
    </style:style>
    <style:style style:name="P22" style:family="paragraph" style:parent-style-name="Standard">
      <style:text-properties officeooo:rsid="001313ba" officeooo:paragraph-rsid="0023c6b1"/>
    </style:style>
    <style:style style:name="P23" style:family="paragraph" style:parent-style-name="Standard">
      <style:text-properties officeooo:rsid="001313ba" officeooo:paragraph-rsid="002c7a84"/>
    </style:style>
    <style:style style:name="P24" style:family="paragraph" style:parent-style-name="Standard">
      <style:text-properties officeooo:rsid="001313ba" officeooo:paragraph-rsid="002df3f8"/>
    </style:style>
    <style:style style:name="P25" style:family="paragraph" style:parent-style-name="Standard">
      <style:text-properties officeooo:rsid="001313ba" officeooo:paragraph-rsid="00334574"/>
    </style:style>
    <style:style style:name="P26" style:family="paragraph" style:parent-style-name="Standard">
      <style:text-properties officeooo:rsid="001313ba" officeooo:paragraph-rsid="003753fd"/>
    </style:style>
    <style:style style:name="P27" style:family="paragraph" style:parent-style-name="Standard">
      <style:text-properties officeooo:rsid="00145319" officeooo:paragraph-rsid="00145319"/>
    </style:style>
    <style:style style:name="P28" style:family="paragraph" style:parent-style-name="Standard">
      <style:text-properties officeooo:rsid="0017bed0" officeooo:paragraph-rsid="0017bed0"/>
    </style:style>
    <style:style style:name="P29" style:family="paragraph" style:parent-style-name="Standard">
      <style:text-properties officeooo:rsid="002dad00" officeooo:paragraph-rsid="002dad00"/>
    </style:style>
    <style:style style:name="P30" style:family="paragraph" style:parent-style-name="Standard">
      <style:text-properties officeooo:rsid="00321e70" officeooo:paragraph-rsid="00321e70"/>
    </style:style>
    <style:style style:name="P31" style:family="paragraph" style:parent-style-name="Standard">
      <style:paragraph-properties fo:break-before="page"/>
      <style:text-properties officeooo:rsid="001270d5" officeooo:paragraph-rsid="00145319"/>
    </style:style>
    <style:style style:name="P32" style:family="paragraph" style:parent-style-name="Standard">
      <style:text-properties officeooo:rsid="001313ba" officeooo:paragraph-rsid="003753fd"/>
    </style:style>
    <style:style style:name="P33" style:family="paragraph" style:parent-style-name="Standard">
      <style:text-properties officeooo:rsid="001313ba" officeooo:paragraph-rsid="00334574"/>
    </style:style>
    <style:style style:name="P34" style:family="paragraph" style:parent-style-name="Standard">
      <style:text-properties officeooo:rsid="001270d5" officeooo:paragraph-rsid="003b27cd"/>
    </style:style>
    <style:style style:name="P35" style:family="paragraph" style:parent-style-name="Standard">
      <style:paragraph-properties fo:break-before="page"/>
      <style:text-properties officeooo:rsid="001313ba" officeooo:paragraph-rsid="00334574"/>
    </style:style>
    <style:style style:name="T1" style:family="text">
      <style:text-properties officeooo:rsid="0017bed0"/>
    </style:style>
    <style:style style:name="T2" style:family="text">
      <style:text-properties officeooo:rsid="00145319"/>
    </style:style>
    <style:style style:name="T3" style:family="text">
      <style:text-properties officeooo:rsid="001270d5"/>
    </style:style>
    <style:style style:name="T4" style:family="text">
      <style:text-properties officeooo:rsid="00145fc0"/>
    </style:style>
    <style:style style:name="T5" style:family="text">
      <style:text-properties officeooo:rsid="00171c91"/>
    </style:style>
    <style:style style:name="T6" style:family="text">
      <style:text-properties officeooo:rsid="0015bf96"/>
    </style:style>
    <style:style style:name="T7" style:family="text">
      <style:text-properties officeooo:rsid="001781fe"/>
    </style:style>
    <style:style style:name="T8" style:family="text">
      <style:text-properties officeooo:rsid="0017fe78"/>
    </style:style>
    <style:style style:name="T9" style:family="text">
      <style:text-properties officeooo:rsid="0019c137"/>
    </style:style>
    <style:style style:name="T10" style:family="text">
      <style:text-properties officeooo:rsid="0022b853"/>
    </style:style>
    <style:style style:name="T11" style:family="text">
      <style:text-properties officeooo:rsid="002c7a84"/>
    </style:style>
    <style:style style:name="T12" style:family="text">
      <style:text-properties officeooo:rsid="002df3f8"/>
    </style:style>
    <style:style style:name="T13" style:family="text">
      <style:text-properties officeooo:rsid="0032d5dc"/>
    </style:style>
    <style:style style:name="T14" style:family="text">
      <style:text-properties officeooo:rsid="00347c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s</text:span>Joshua Rymkiewicz</text:p>
      <text:p text:style-name="P30">Ryan Oliva</text:p>
      <text:p text:style-name="P1"/>
      <text:p text:style-name="P1">Github Homework 3</text:p>
      <text:p text:style-name="P1"/>
      <text:p text:style-name="P1"/>
      <text:p text:style-name="P1">---------------------------------------- Question 1 Query ---------------------------------------- </text:p>
      <text:p text:style-name="P1"/>
      <text:p text:style-name="P3">1. <text:s/>SELECT first_name,last_name from employees where country != 'UK' and hire_date::date&lt; date '2019-04-14' ORDER BY last_name;</text:p>
      <text:p text:style-name="P1"/>
      <text:p text:style-name="P1">---------------------------------------- Question 1 Results ---------------------------------------- <text:tab/><text:tab/><text:tab/><text:tab/><text:tab/></text:p>
      <text:p text:style-name="P1"><text:s/>first_name | last_name </text:p>
      <text:p text:style-name="P1">------------+-----------</text:p>
      <text:p text:style-name="P1"><text:s/>Laura <text:s text:c="5"/>| Callahan</text:p>
      <text:p text:style-name="P1"><text:s/>Nancy <text:s text:c="5"/>| Davolio</text:p>
      <text:p text:style-name="P1"><text:s/>Andrew <text:s text:c="4"/>| Fuller</text:p>
      <text:p text:style-name="P1"><text:s/>Janet <text:s text:c="5"/>| Leverling</text:p>
      <text:p text:style-name="P1"><text:s/>Margaret <text:s text:c="2"/>| Peacock</text:p>
      <text:p text:style-name="P1">(5 rows)</text:p>
      <text:p text:style-name="P1"/>
      <text:p text:style-name="P3">---------------------------------------- Question <text:span text:style-name="T2">2</text:span> Query ---------------------------------------- </text:p>
      <text:p text:style-name="P1">2. <text:s/>SELECT product_id, product_name,units_in_stock,unit_price FROM products WHERE units_in_stock &lt;= reorder_level and units_in_stock &gt; 0;</text:p>
      <text:p text:style-name="P1"/>
      <text:p text:style-name="P27"><text:span text:style-name="T3">---------------------------------------- Question </text:span>2 Results <text:span text:style-name="T3"><text:s/>---------------------------------------- </text:span></text:p>
      <text:p text:style-name="P1"><text:s/>product_id | <text:s text:c="6"/>product_name <text:s text:c="7"/>| units_in_stock | unit_price </text:p>
      <text:p text:style-name="P1">------------+---------------------------+----------------+------------</text:p>
      <text:p text:style-name="P1"><text:s text:c="10"/>2 | Chang <text:s text:c="20"/>| <text:s text:c="12"/>17 | <text:s text:c="8"/>19</text:p>
      <text:p text:style-name="P1"><text:s text:c="10"/>3 | Aniseed Syrup <text:s text:c="12"/>| <text:s text:c="12"/>13 | <text:s text:c="8"/>10</text:p>
      <text:p text:style-name="P1"><text:s text:c="9"/>11 | Queso Cabrales <text:s text:c="11"/>| <text:s text:c="12"/>22 | <text:s text:c="8"/>21</text:p>
      <text:p text:style-name="P1"><text:s text:c="9"/>21 | Sir Rodney's Scones <text:s text:c="6"/>| <text:s text:c="13"/>3 | <text:s text:c="8"/>10</text:p>
      <text:p text:style-name="P1"><text:s text:c="9"/>30 | Nord-Ost Matjeshering <text:s text:c="4"/>| <text:s text:c="12"/>10 | <text:s text:c="5"/>25.89</text:p>
      <text:p text:style-name="P1"><text:s text:c="9"/>32 | Mascarpone Fabioli <text:s text:c="7"/>| <text:s text:c="13"/>9 | <text:s text:c="8"/>32</text:p>
      <text:p text:style-name="P1"><text:s text:c="9"/>37 | Gravad lax <text:s text:c="15"/>| <text:s text:c="12"/>11 | <text:s text:c="8"/>26</text:p>
      <text:p text:style-name="P1"><text:s text:c="9"/>43 | Ipoh Coffee <text:s text:c="14"/>| <text:s text:c="12"/>17 | <text:s text:c="8"/>46</text:p>
      <text:p text:style-name="P1"><text:s text:c="9"/>45 | Rogede sild <text:s text:c="14"/>| <text:s text:c="13"/>5 | <text:s text:c="7"/>9.5</text:p>
      <text:p text:style-name="P1"><text:s text:c="9"/>48 | Chocolade <text:s text:c="16"/>| <text:s text:c="12"/>15 | <text:s text:c="5"/>12.75</text:p>
      <text:p text:style-name="P1"><text:s text:c="9"/>49 | Maxilaku <text:s text:c="17"/>| <text:s text:c="12"/>10 | <text:s text:c="8"/>20</text:p>
      <text:p text:style-name="P1"><text:s text:c="9"/>56 | Gnocchi di nonna Alice <text:s text:c="3"/>| <text:s text:c="12"/>21 | <text:s text:c="8"/>38</text:p>
      <text:p text:style-name="P1"><text:s text:c="9"/>64 | Wimmers gute Semmelknödel | <text:s text:c="12"/>22 | <text:s text:c="5"/>33.25</text:p>
      <text:p text:style-name="P1"><text:s text:c="9"/>66 | Louisiana Hot Spiced Okra | <text:s text:c="13"/>4 | <text:s text:c="8"/>17</text:p>
      <text:p text:style-name="P1"><text:s text:c="9"/>68 | Scottish Longbreads <text:s text:c="6"/>| <text:s text:c="13"/>6 | <text:s text:c="6"/>12.5</text:p>
      <text:p text:style-name="P1"><text:s text:c="9"/>70 | Outback Lager <text:s text:c="12"/>| <text:s text:c="12"/>15 | <text:s text:c="8"/>15</text:p>
      <text:p text:style-name="P1"><text:s text:c="9"/>74 | Longlife Tofu <text:s text:c="12"/>| <text:s text:c="13"/>4 | <text:s text:c="8"/>10</text:p>
      <text:p text:style-name="P1">(17 rows)</text:p>
      <text:p text:style-name="P1"/>
      <text:p text:style-name="P31">---------------------------------------- Question <text:span text:style-name="T2">3</text:span> Query ---------------------------------------- </text:p>
      <text:p text:style-name="P20">3. SELECT product_name,unit_price FROM products WHERE unit_price = (SELECT min(unit_price) FROM products);</text:p>
      <text:p text:style-name="P3">---------------------------------------- Question <text:span text:style-name="T2">3</text:span> <text:span text:style-name="T2">Results </text:span>---------------------------------------- </text:p>
      <text:p text:style-name="P20"><text:s/>product_name | unit_price </text:p>
      <text:p text:style-name="P20">--------------+------------</text:p>
      <text:p text:style-name="P20"><text:s/>Geitost <text:s text:c="5"/>| <text:s text:c="7"/>2.5</text:p>
      <text:p text:style-name="P20">(1 row)</text:p>
      <text:p text:style-name="P20"/>
      <text:p text:style-name="P3">---------------------------------------- Question <text:span text:style-name="T2">4</text:span> Query ---------------------------------------- </text:p>
      <text:p text:style-name="P3">SELECT product_id,product_name,(unit_price*units_in_stock) as "total inventory value" FROM products WHERE (unit_price*units_in_stock) &lt; <text:s/>200 <text:s/>ORDER BY (unit_price*units_in_stock) DESC;</text:p>
      <text:p text:style-name="P3"/>
      <text:p text:style-name="P3">---------------------------------------- Question <text:span text:style-name="T2">4 Results</text:span> ---------------------------------------- </text:p>
      <text:p text:style-name="P3"><text:s/>product_id | <text:s text:c="6"/>product_name <text:s text:c="7"/>| total inventory value </text:p>
      <text:p text:style-name="P3">------------+---------------------------+-----------------------</text:p>
      <text:p text:style-name="P3"><text:s text:c="9"/>48 | Chocolade <text:s text:c="16"/>| <text:s text:c="15"/>191.25</text:p>
      <text:p text:style-name="P3"><text:s text:c="9"/>54 | Tourtière <text:s text:c="16"/>| <text:s text:c="5"/>156.449995994568</text:p>
      <text:p text:style-name="P3"><text:s text:c="9"/>13 | Konbu <text:s text:c="20"/>| <text:s text:c="18"/>144</text:p>
      <text:p text:style-name="P3"><text:s text:c="10"/>3 | Aniseed Syrup <text:s text:c="12"/>| <text:s text:c="18"/>130</text:p>
      <text:p text:style-name="P3"><text:s text:c="9"/>24 | Guaraná Fantástica <text:s text:c="7"/>| <text:s text:c="19"/>90</text:p>
      <text:p text:style-name="P3"><text:s text:c="9"/>68 | Scottish Longbreads <text:s text:c="6"/>| <text:s text:c="19"/>75</text:p>
      <text:p text:style-name="P3"><text:s text:c="9"/>66 | Louisiana Hot Spiced Okra | <text:s text:c="19"/>68</text:p>
      <text:p text:style-name="P3"><text:s text:c="9"/>45 | Rogede sild <text:s text:c="14"/>| <text:s text:c="17"/>47.5</text:p>
      <text:p text:style-name="P3"><text:s text:c="9"/>74 | Longlife Tofu <text:s text:c="12"/>| <text:s text:c="19"/>40</text:p>
      <text:p text:style-name="P3"><text:s text:c="9"/>21 | Sir Rodney's Scones <text:s text:c="6"/>| <text:s text:c="19"/>30</text:p>
      <text:p text:style-name="P3"><text:s text:c="9"/>31 | Gorgonzola Telino <text:s text:c="8"/>| <text:s text:c="20"/>0</text:p>
      <text:p text:style-name="P3"><text:s text:c="9"/>53 | Perth Pasties <text:s text:c="12"/>| <text:s text:c="20"/>0</text:p>
      <text:p text:style-name="P3"><text:s text:c="9"/>29 | Thüringer Rostbratwurst <text:s text:c="2"/>| <text:s text:c="20"/>0</text:p>
      <text:p text:style-name="P3"><text:s text:c="9"/>17 | Alice Mutton <text:s text:c="13"/>| <text:s text:c="20"/>0</text:p>
      <text:p text:style-name="P3"><text:s text:c="10"/>5 | Chef Anton's Gumbo Mix <text:s text:c="3"/>| <text:s text:c="20"/>0</text:p>
      <text:p text:style-name="P3">(15 rows)</text:p>
      <text:p text:style-name="P4">---------------------------------------- Question <text:span text:style-name="T4">5</text:span> Query ---------------------------------------- </text:p>
      <text:p text:style-name="P4">SELECT DISTINCT ship_country,count(*) FROM orders WHERE ship_country!= 'USA' AND order_date BETWEEN date '1996-08-01' AND date '1996-08-31' GROUP BY ship_country;</text:p>
      <text:p text:style-name="P5">---------------------------------------- Question <text:span text:style-name="T4">5 Result</text:span> ---------------------------------------- </text:p>
      <text:p text:style-name="P5">ship_country | count </text:p>
      <text:p text:style-name="P4">--------------+-------</text:p>
      <text:p text:style-name="P4"><text:s/>Brazil <text:s text:c="6"/>| <text:s text:c="4"/>4</text:p>
      <text:p text:style-name="P4"><text:s/>Finland <text:s text:c="5"/>| <text:s text:c="4"/>1</text:p>
      <text:p text:style-name="P4"><text:s/>France <text:s text:c="6"/>| <text:s text:c="4"/>1</text:p>
      <text:p text:style-name="P4"><text:s/>Germany <text:s text:c="5"/>| <text:s text:c="4"/>6</text:p>
      <text:p text:style-name="P4"><text:s/>Italy <text:s text:c="7"/>| <text:s text:c="4"/>2</text:p>
      <text:p text:style-name="P4"><text:s/>Mexico <text:s text:c="6"/>| <text:s text:c="4"/>2</text:p>
      <text:p text:style-name="P4"><text:s/>Spain <text:s text:c="7"/>| <text:s text:c="4"/>2</text:p>
      <text:p text:style-name="P4"><text:s/>Sweden <text:s text:c="6"/>| <text:s text:c="4"/>2</text:p>
      <text:p text:style-name="P4"><text:s/>UK <text:s text:c="10"/>| <text:s text:c="4"/>1</text:p>
      <text:p text:style-name="P4"><text:s/>Venezuela <text:s text:c="3"/>| <text:s text:c="4"/>1</text:p>
      <text:p text:style-name="P4">(10 rows)</text:p>
      <text:p text:style-name="P5"><text:soft-page-break/>---------------------------------------- Question <text:span text:style-name="T5">6 Query</text:span> ---------------------------------------- </text:p>
      <text:p text:style-name="P5">SELECT customer_id,ship_name,count(*) as order_count FROM orders GROUP BY customer_id,ship_name HAVING count(*) &lt; 4;</text:p>
      <text:p text:style-name="P5"/>
      <text:p text:style-name="P5"/>
      <text:p text:style-name="P28">NOTE: I have no idea how I did to get to 10 lines. I did everything lol it asked and still got 11</text:p>
      <text:p text:style-name="P2">---------------------------------------- Question <text:span text:style-name="T5">6 Result</text:span> ---------------------------------------- </text:p>
      <text:p text:style-name="P5"><text:s/>customer_id | <text:s text:c="12"/>ship_name <text:s text:c="12"/>| order_count </text:p>
      <text:p text:style-name="P5">-------------+-----------------------------------+-------------</text:p>
      <text:p text:style-name="P5"><text:s/>THECR <text:s text:c="6"/>| The Cracker Box <text:s text:c="18"/>| <text:s text:c="10"/>3</text:p>
      <text:p text:style-name="P5"><text:s/>BOLID <text:s text:c="6"/>| Bólido Comidas preparadas <text:s text:c="8"/>| <text:s text:c="10"/>3</text:p>
      <text:p text:style-name="P5"><text:s/>GROSR <text:s text:c="6"/>| GROSELLA-Restaurante <text:s text:c="13"/>| <text:s text:c="10"/>2</text:p>
      <text:p text:style-name="P5"><text:s/>FRANR <text:s text:c="6"/>| France restauration <text:s text:c="14"/>| <text:s text:c="10"/>3</text:p>
      <text:p text:style-name="P5"><text:s/>LAUGB <text:s text:c="6"/>| Laughing Bacchus Wine Cellars <text:s text:c="4"/>| <text:s text:c="10"/>3</text:p>
      <text:p text:style-name="P5"><text:s/>TRAIH <text:s text:c="6"/>| Trail's Head Gourmet Provisioners | <text:s text:c="10"/>3</text:p>
      <text:p text:style-name="P5"><text:s/>NORTS <text:s text:c="6"/>| North/South <text:s text:c="22"/>| <text:s text:c="10"/>3</text:p>
      <text:p text:style-name="P5"><text:s/>CENTC <text:s text:c="6"/>| Centro comercial Moctezuma <text:s text:c="7"/>| <text:s text:c="10"/>1</text:p>
      <text:p text:style-name="P5"><text:s/>LAZYK <text:s text:c="6"/>| Lazy K Kountry Store <text:s text:c="13"/>| <text:s text:c="10"/>2</text:p>
      <text:p text:style-name="P5"><text:s/>ALFKI <text:s text:c="6"/>| Alfreds Futterkiste <text:s text:c="14"/>| <text:s text:c="10"/>1</text:p>
      <text:p text:style-name="P5"><text:s/>CONSH <text:s text:c="6"/>| Consolidated Holdings <text:s text:c="12"/>| <text:s text:c="10"/>3</text:p>
      <text:p text:style-name="P5">(11 rows)</text:p>
      <text:p text:style-name="P5"/>
      <text:p text:style-name="P2">---------------------------------------- Question <text:span text:style-name="T1">7 Query</text:span> ---------------------------------------- </text:p>
      <text:p text:style-name="P2"><text:s/>SELECT supplier_id as "Product ID",sum(unit_price*units_in_stock) from products GROUP BY supplier_id HAVING count(supplier_id) &gt; 3;</text:p>
      <text:p text:style-name="P6">---------------------------------------- Question <text:span text:style-name="T1">7 Result</text:span> ---------------------------------------- </text:p>
      <text:p text:style-name="P2"><text:s/>Product ID | <text:s text:c="6"/>sum <text:s text:c="7"/></text:p>
      <text:p text:style-name="P2">------------+------------------</text:p>
      <text:p text:style-name="P2"><text:s text:c="10"/>7 | 4409.65005874634</text:p>
      <text:p text:style-name="P2"><text:s text:c="9"/>12 | 3301.84996032715</text:p>
      <text:p text:style-name="P2"><text:s text:c="10"/>2 | <text:s/>2833.7999420166</text:p>
      <text:p text:style-name="P2"><text:s text:c="10"/>8 | 4276.99999523163</text:p>
      <text:p text:style-name="P2">(4 rows)</text:p>
      <text:p text:style-name="P6">---------------------------------------- Question <text:span text:style-name="T6">8 Query</text:span> ---------------------------------------- </text:p>
      <text:p text:style-name="P6">SELECT suppliers.company_name,products.product_name, products.unit_price FROM suppliers,products WHERE suppliers.country = 'France' ORDER BY products.unit_price DESC;</text:p>
      <text:p text:style-name="P7">---------------------------------------- Question <text:span text:style-name="T6">8 Result</text:span> ---------------------------------------- </text:p>
      <text:p text:style-name="P6"><text:s text:c="8"/>company_name <text:s text:c="7"/>| <text:s text:c="10"/>product_name <text:s text:c="10"/>| unit_price </text:p>
      <text:p text:style-name="P6">----------------------------+----------------------------------+------------</text:p>
      <text:p text:style-name="P6"><text:s/>Aux joyeux ecclésiastiques | Côte de Blaye <text:s text:c="19"/>| <text:s text:c="5"/>263.5</text:p>
      <text:p text:style-name="P6"><text:s/>Gai pâturage <text:s text:c="14"/>| Côte de Blaye <text:s text:c="19"/>| <text:s text:c="5"/>263.5</text:p>
      <text:p text:style-name="P6"><text:s/>Escargots Nouveaux <text:s text:c="8"/>| Côte de Blaye <text:s text:c="19"/>| <text:s text:c="5"/>263.5</text:p>
      <text:p text:style-name="P6"><text:s/>Aux joyeux ecclésiastiques | Thüringer Rostbratwurst <text:s text:c="9"/>| <text:s text:c="4"/>123.79</text:p>
      <text:p text:style-name="P6"><text:s/>Escargots Nouveaux <text:s text:c="8"/>| Thüringer Rostbratwurst <text:s text:c="9"/>| <text:s text:c="4"/>123.79</text:p>
      <text:p text:style-name="P6"><text:s/>Gai pâturage <text:s text:c="14"/>| Thüringer Rostbratwurst <text:s text:c="9"/>| <text:s text:c="4"/>123.79</text:p>
      <text:p text:style-name="P6"><text:s/>Gai pâturage <text:s text:c="14"/>| Mishi Kobe Niku <text:s text:c="17"/>| <text:s text:c="8"/>97</text:p>
      <text:p text:style-name="P6"><text:s/>Escargots Nouveaux <text:s text:c="8"/>| Mishi Kobe Niku <text:s text:c="17"/>| <text:s text:c="8"/>97</text:p>
      <text:p text:style-name="P6"><text:s/>Aux joyeux ecclésiastiques | Mishi Kobe Niku <text:s text:c="17"/>| <text:s text:c="8"/>97</text:p>
      <text:p text:style-name="P6"><text:s/>Gai pâturage <text:s text:c="14"/>| Sir Rodney's Marmalade <text:s text:c="10"/>| <text:s text:c="8"/>81</text:p>
      <text:p text:style-name="P2"><text:soft-page-break/></text:p>
      <text:p text:style-name="P7">---------------------------------------- Question <text:span text:style-name="T7">9 Query</text:span> ---------------------------------------- </text:p>
      <text:p text:style-name="P7">SELECT employees.last_name,employees.first_name,employees.title,employees.extension,count(*) FROM orders,employees GROUP BY employees.last_name,employees.first_name, employees.title,employees.extension,orders.employee_id,employees.employee_id HAVING COUNT(*) <text:s/><text:span text:style-name="T8">&lt; </text:span>75 AND orders.employee_id = employees.employee_id;</text:p>
      <text:p text:style-name="P7"/>
      <text:p text:style-name="P8">---------------------------------------- Question <text:span text:style-name="T7">9 Result</text:span> ---------------------------------------- </text:p>
      <text:p text:style-name="P7"><text:s/>last_name | first_name | <text:s text:c="7"/>title <text:s text:c="8"/>| extension | count </text:p>
      <text:p text:style-name="P7">-----------+------------+----------------------+-----------+-------</text:p>
      <text:p text:style-name="P7"><text:s/>King <text:s text:c="5"/>| Robert <text:s text:c="4"/>| Sales Representative | 465 <text:s text:c="6"/>| <text:s text:c="3"/>72</text:p>
      <text:p text:style-name="P7"><text:s/>Suyama <text:s text:c="3"/>| Michael <text:s text:c="3"/>| Sales Representative | 428 <text:s text:c="6"/>| <text:s text:c="3"/>67</text:p>
      <text:p text:style-name="P7"><text:s/>Buchanan <text:s/>| Steven <text:s text:c="4"/>| Sales Manager <text:s text:c="7"/>| 3453 <text:s text:c="5"/>| <text:s text:c="3"/>42</text:p>
      <text:p text:style-name="P7"><text:s/>Dodsworth | Anne <text:s text:c="6"/>| Sales Representative | 452 <text:s text:c="6"/>| <text:s text:c="3"/>43</text:p>
      <text:p text:style-name="P7">(4 rows)</text:p>
      <text:p text:style-name="P7"/>
      <text:p text:style-name="P8">---------------------------------------- Question <text:span text:style-name="T8">10 Query</text:span> ---------------------------------------- </text:p>
      <text:p text:style-name="P8">postgres=# CREATE TABLE public.<text:span text:style-name="T9">t</text:span>op_<text:span text:style-name="T10">items</text:span></text:p>
      <text:p text:style-name="P8">(</text:p>
      <text:p text:style-name="P8">item_id integer NOT NULL,</text:p>
      <text:p text:style-name="P8">item_code integer NOT NULL,</text:p>
      <text:p text:style-name="P8">item_name varchar(<text:span text:style-name="T9">4</text:span>0) NOT NULL,</text:p>
      <text:p text:style-name="P8">inventory_date timestamp NOT NULL,</text:p>
      <text:p text:style-name="P8">item_quantity integer NOT NULL,</text:p>
      <text:p text:style-name="P8">supplier_id integer NOT NULL,</text:p>
      <text:p text:style-name="P8">item_price decimal(9,2),</text:p>
      <text:p text:style-name="P8">PRIMARY KEY(item_id)</text:p>
      <text:p text:style-name="P8">);</text:p>
      <text:p text:style-name="P8">CREATE TABLE</text:p>
      <text:p text:style-name="P10">---------------------------------------- Question <text:span text:style-name="T8">11 Query</text:span> ----------------------------------------</text:p>
      <text:p text:style-name="P8">INSERT INTO <text:span text:style-name="T10">top_items</text:span>(item_id,item_code,item_name,inventory_date,item_quantity,supplier_id,item_price)SELECTproducts.product_id,products.category_id,products.product_name,current_timestamp,products.supplier_id,products.units_in_stock,products.unit_price FROM products WHERE (products.unit_price * products.units_in_stock) &gt; 2500;</text:p>
      <text:p text:style-name="P8"/>
      <text:p text:style-name="P9">---------------------------------------- Question <text:span text:style-name="T8">12 Query</text:span> ---------------------------------------- </text:p>
      <text:p text:style-name="P9">DELETE FROM <text:span text:style-name="T10">top_items</text:span> USING item_quantity WHERE <text:span text:style-name="T10">top_items</text:span>.item_quantity_id = item_quantiy.itemQuantityID <text:s/>&lt; 50;</text:p>
      <text:p text:style-name="P9"/>
      <text:p text:style-name="P11">---------------------------------------- Question <text:span text:style-name="T8">13 Query</text:span> ---------------------------------------- </text:p>
      <text:p text:style-name="P11">postgres=# ALTER TABLE <text:span text:style-name="T10">top_items</text:span> ADD COLUMN InventoryValue decimal(9,2);</text:p>
      <text:p text:style-name="P11">ALTER TABLE</text:p>
      <text:p text:style-name="P12">---------------------------------------- Question <text:span text:style-name="T8">14 Query</text:span> ---------------------------------------- </text:p>
      <text:p text:style-name="P11">postgres=# UPDATE <text:span text:style-name="T10">top_items </text:span>SET inventory_date = item_price*item_quantity;</text:p>
      <text:p text:style-name="P11"/>
      <text:p text:style-name="P12">---------------------------------------- Question <text:span text:style-name="T8">15 Query</text:span> ---------------------------------------- </text:p>
      <text:p text:style-name="P12">DROP Table <text:span text:style-name="T10">top_items</text:span>;</text:p>
      <text:p text:style-name="P12">DROP TABLE</text:p>
      <text:p text:style-name="P12"><text:soft-page-break/>---------------------------------------- Question <text:span text:style-name="T8">16 Query</text:span> ---------------------------------------- </text:p>
      <text:p text:style-name="P13">SELECT employees.first_name,employees.last_name,count(orders.customer_id) FROM employees INNER JOIN orders ON employees.employee_id = orders.employee_id GROUP BY employees.first_name,employees.last_name HAVING count(DISTINCT orders.customer_id) &gt; 50;</text:p>
      <text:p text:style-name="P15">---------------------------------------- Question <text:span text:style-name="T8">16 Results</text:span> ---------------------------------------- </text:p>
      <text:p text:style-name="P13"><text:s/>first_name | last_name | count </text:p>
      <text:p text:style-name="P13">------------+-----------+-------</text:p>
      <text:p text:style-name="P13"><text:s/>Andrew <text:s text:c="4"/>| Fuller <text:s text:c="3"/>| <text:s text:c="3"/>96</text:p>
      <text:p text:style-name="P13"><text:s/>Janet <text:s text:c="5"/>| Leverling | <text:s text:c="2"/>127</text:p>
      <text:p text:style-name="P13"><text:s/>Laura <text:s text:c="5"/>| Callahan <text:s/>| <text:s text:c="2"/>104</text:p>
      <text:p text:style-name="P13"><text:s/>Margaret <text:s text:c="2"/>| Peacock <text:s text:c="2"/>| <text:s text:c="2"/>156</text:p>
      <text:p text:style-name="P13"><text:s/>Nancy <text:s text:c="5"/>| Davolio <text:s text:c="2"/>| <text:s text:c="2"/>123</text:p>
      <text:p text:style-name="P13">(5 rows)</text:p>
      <text:p text:style-name="P14">---------------------------------------- Question <text:span text:style-name="T8">17 Query</text:span> ---------------------------------------- </text:p>
      <text:p text:style-name="P14">SELECT product_name,unit_price FROM products WHERE unit_price &lt; (SELECT avg(unit_price) FROM products);</text:p>
      <text:p text:style-name="P14">---------------------------------------- Question <text:span text:style-name="T8">17 <text:s/>Results</text:span> ---------------------------------------- </text:p>
      <text:p text:style-name="P21"><text:s text:c="9"/>product_name <text:s text:c="10"/>| unit_price </text:p>
      <text:p text:style-name="P21">----------------------------------+------------</text:p>
      <text:p text:style-name="P21"><text:s/>Chai <text:s text:c="28"/>| <text:s text:c="8"/>18</text:p>
      <text:p text:style-name="P21"><text:s/>Chang <text:s text:c="27"/>| <text:s text:c="8"/>19</text:p>
      <text:p text:style-name="P21"><text:s/>Aniseed Syrup <text:s text:c="19"/>| <text:s text:c="8"/>10</text:p>
      <text:p text:style-name="P21"><text:s/>Chef Anton's Cajun Seasoning <text:s text:c="4"/>| <text:s text:c="8"/>22</text:p>
      <text:p text:style-name="P21"><text:s/>Chef Anton's Gumbo Mix <text:s text:c="10"/>| <text:s text:c="5"/>21.35</text:p>
      <text:p text:style-name="P21"><text:s/>Grandma's Boysenberry Spread <text:s text:c="4"/>| <text:s text:c="8"/>25</text:p>
      <text:p text:style-name="P21"><text:s/>Queso Cabrales <text:s text:c="18"/>| <text:s text:c="8"/>21</text:p>
      <text:p text:style-name="P21"><text:s/>Konbu <text:s text:c="27"/>| <text:s text:c="9"/>6</text:p>
      <text:p text:style-name="P21"><text:s/>Tofu <text:s text:c="28"/>| <text:s text:c="5"/>23.25</text:p>
      <text:p text:style-name="P21"><text:s/>Genen Shouyu <text:s text:c="20"/>| <text:s text:c="8"/>13</text:p>
      <text:p text:style-name="P21"><text:s/>Pavlova <text:s text:c="25"/>| <text:s text:c="5"/>17.45</text:p>
      <text:p text:style-name="P21"><text:s/>Teatime Chocolate Biscuits <text:s text:c="6"/>| <text:s text:c="7"/>9.2</text:p>
      <text:p text:style-name="P21"><text:s/>Sir Rodney's Scones <text:s text:c="13"/>| <text:s text:c="8"/>10</text:p>
      <text:p text:style-name="P21"><text:s/>Gustaf's Knäckebröd <text:s text:c="13"/>| <text:s text:c="8"/>21</text:p>
      <text:p text:style-name="P21"><text:s/>Tunnbröd <text:s text:c="24"/>| <text:s text:c="9"/>9</text:p>
      <text:p text:style-name="P21"><text:s/>Guaraná Fantástica <text:s text:c="14"/>| <text:s text:c="7"/>4.5</text:p>
      <text:p text:style-name="P21"><text:s/>NuNuCa Nuß-Nougat-Creme <text:s text:c="9"/>| <text:s text:c="8"/>14</text:p>
      <text:p text:style-name="P21"><text:s/>Nord-Ost Matjeshering <text:s text:c="11"/>| <text:s text:c="5"/>25.89</text:p>
      <text:p text:style-name="P21"><text:s/>Gorgonzola Telino <text:s text:c="15"/>| <text:s text:c="6"/>12.5</text:p>
      <text:p text:style-name="P21"><text:s/>Geitost <text:s text:c="25"/>| <text:s text:c="7"/>2.5</text:p>
      <text:p text:style-name="P21"><text:s/>Sasquatch Ale <text:s text:c="19"/>| <text:s text:c="8"/>14</text:p>
      <text:p text:style-name="P21"><text:s/>Steeleye Stout <text:s text:c="18"/>| <text:s text:c="8"/>18</text:p>
      <text:p text:style-name="P21"><text:s/>Inlagd Sill <text:s text:c="21"/>| <text:s text:c="8"/>19</text:p>
      <text:p text:style-name="P21"><text:s/>Gravad lax <text:s text:c="22"/>| <text:s text:c="8"/>26</text:p>
      <text:p text:style-name="P21"><text:s/>Chartreuse verte <text:s text:c="16"/>| <text:s text:c="8"/>18</text:p>
      <text:p text:style-name="P21"><text:s/>Boston Crab Meat <text:s text:c="16"/>| <text:s text:c="6"/>18.4</text:p>
      <text:p text:style-name="P21"><text:s/>Jack's New England Clam Chowder <text:s/>| <text:s text:c="6"/>9.65</text:p>
      <text:p text:style-name="P22"><text:s/>Singaporean Hokkien Fried Mee <text:s text:c="3"/>| <text:s text:c="8"/>14</text:p>
      <text:p text:style-name="P22">Gula Malacca <text:s text:c="20"/>| <text:s text:c="5"/>19.45</text:p>
      <text:p text:style-name="P21"><text:s/>Rogede sild <text:s text:c="21"/>| <text:s text:c="7"/>9.5</text:p>
      <text:p text:style-name="P21"><text:soft-page-break/><text:s/>Spegesild <text:s text:c="23"/>| <text:s text:c="8"/>12</text:p>
      <text:p text:style-name="P21"><text:s/>Zaanse koeken <text:s text:c="19"/>| <text:s text:c="7"/>9.5</text:p>
      <text:p text:style-name="P21"><text:s/>Chocolade <text:s text:c="23"/>| <text:s text:c="5"/>12.75</text:p>
      <text:p text:style-name="P21"><text:s/>Maxilaku <text:s text:c="24"/>| <text:s text:c="8"/>20</text:p>
      <text:p text:style-name="P21"><text:s/>Valkoinen suklaa <text:s text:c="16"/>| <text:s text:c="5"/>16.25</text:p>
      <text:p text:style-name="P21"><text:s/>Filo Mix <text:s text:c="24"/>| <text:s text:c="9"/>7</text:p>
      <text:p text:style-name="P21"><text:s/>Tourtière <text:s text:c="23"/>| <text:s text:c="6"/>7.45</text:p>
      <text:p text:style-name="P21"><text:s/>Pâté chinois <text:s text:c="20"/>| <text:s text:c="8"/>24</text:p>
      <text:p text:style-name="P21"><text:s/>Ravioli Angelo <text:s text:c="18"/>| <text:s text:c="6"/>19.5</text:p>
      <text:p text:style-name="P21"><text:s/>Escargots de Bourgogne <text:s text:c="10"/>| <text:s text:c="5"/>13.25</text:p>
      <text:p text:style-name="P21"><text:s/>Sirop d'érable <text:s text:c="18"/>| <text:s text:c="6"/>28.5</text:p>
      <text:p text:style-name="P21"><text:s/>Louisiana Fiery Hot Pepper Sauce | <text:s text:c="5"/>21.05</text:p>
      <text:p text:style-name="P21"><text:s/>Louisiana Hot Spiced Okra <text:s text:c="7"/>| <text:s text:c="8"/>17</text:p>
      <text:p text:style-name="P21"><text:s/>Laughing Lumberjack Lager <text:s text:c="7"/>| <text:s text:c="8"/>14</text:p>
      <text:p text:style-name="P21"><text:s/>Scottish Longbreads <text:s text:c="13"/>| <text:s text:c="6"/>12.5</text:p>
      <text:p text:style-name="P21"><text:s/>Outback Lager <text:s text:c="19"/>| <text:s text:c="8"/>15</text:p>
      <text:p text:style-name="P21"><text:s/>Flotemysost <text:s text:c="21"/>| <text:s text:c="6"/>21.5</text:p>
      <text:p text:style-name="P21"><text:s/>Röd Kaviar <text:s text:c="22"/>| <text:s text:c="8"/>15</text:p>
      <text:p text:style-name="P21"><text:s/>Longlife Tofu <text:s text:c="19"/>| <text:s text:c="8"/>10</text:p>
      <text:p text:style-name="P21"><text:s/>Rhönbräu Klosterbier <text:s text:c="12"/>| <text:s text:c="6"/>7.75</text:p>
      <text:p text:style-name="P21"><text:s/>Lakkalikööri <text:s text:c="20"/>| <text:s text:c="8"/>18</text:p>
      <text:p text:style-name="P21"><text:s/>Original Frankfurter grüne Soße <text:s/>| <text:s text:c="8"/>13</text:p>
      <text:p text:style-name="P24">(52 rows)</text:p>
      <text:p text:style-name="P17">---------------------------------------- Question 18 Queries ---------------------------------------- </text:p>
      <text:p text:style-name="P25">SELECT COUNT(DISTINCT employees.first_name) from employees INNER JOIN orders ON employees.employee_id = orders.employee_id WHERE employees.address !=orders.ship_address AND employees.city = ship_city;</text:p>
      <text:p text:style-name="P19">---------------------------------------- Question 18 <text:span text:style-name="T14">Result</text:span> ---------------------------------------- </text:p>
      <text:p text:style-name="P25"><text:s/>count </text:p>
      <text:p text:style-name="P25">-------</text:p>
      <text:p text:style-name="P25"><text:s text:c="5"/>6</text:p>
      <text:p text:style-name="P25">(1 row)</text:p>
      <text:p text:style-name="P25"/>
      <text:p text:style-name="P35"/>
      <text:p text:style-name="P16">---------------------------------------- Question <text:span text:style-name="T11">19 Queries</text:span> ---------------------------------------- </text:p>
      <text:p text:style-name="P26">SELECT employees.first_name,employees.last_name,COUNT(DISTINCT orders.customer_id) AS "Clients",COUNT(orders.order_id) AS order_count FROM orders INNER JOIN employees on orders.employee_id = employees.employee_id GROUP BY employees.first_name,employees.last_name;</text:p>
      <text:p text:style-name="P34">---------------------------------------- Question <text:span text:style-name="T11">19 Result</text:span> ---------------------------------------- </text:p>
      <text:p text:style-name="P26"><text:s/>first_name | last_name | Clients | order_count </text:p>
      <text:p text:style-name="P26">------------+-----------+---------+-------------</text:p>
      <text:p text:style-name="P26"><text:s/>Andrew <text:s text:c="4"/>| Fuller <text:s text:c="3"/>| <text:s text:c="5"/>59 | <text:s text:c="9"/>96</text:p>
      <text:p text:style-name="P26"><text:s/>Anne <text:s text:c="6"/>| Dodsworth | <text:s text:c="5"/>29 | <text:s text:c="9"/>43</text:p>
      <text:p text:style-name="P26"><text:s/>Janet <text:s text:c="5"/>| Leverling | <text:s text:c="5"/>63 | <text:s text:c="8"/>127</text:p>
      <text:p text:style-name="P26"><text:s/>Laura <text:s text:c="5"/>| Callahan <text:s/>| <text:s text:c="5"/>56 | <text:s text:c="8"/>104</text:p>
      <text:p text:style-name="P26"><text:s/>Margaret <text:s text:c="2"/>| Peacock <text:s text:c="2"/>| <text:s text:c="5"/>75 | <text:s text:c="8"/>156</text:p>
      <text:p text:style-name="P26"><text:s/>Michael <text:s text:c="3"/>| Suyama <text:s text:c="3"/>| <text:s text:c="5"/>43 | <text:s text:c="9"/>67</text:p>
      <text:p text:style-name="P26"><text:s/>Nancy <text:s text:c="5"/>| Davolio <text:s text:c="2"/>| <text:s text:c="5"/>65 | <text:s text:c="8"/>123</text:p>
      <text:p text:style-name="P26"><text:s/>Robert <text:s text:c="4"/>| King <text:s text:c="5"/>| <text:s text:c="5"/>45 | <text:s text:c="9"/>72</text:p>
      <text:p text:style-name="P26"><text:s/>Steven <text:s text:c="4"/>| Buchanan <text:s/>| <text:s text:c="5"/>29 | <text:s text:c="9"/>42</text:p>
      <text:p text:style-name="P26">(9 rows)</text:p>
      <text:p text:style-name="P16"/>
      <text:p text:style-name="P16">---------------------------------------- Question 20 Queries ---------------------------------------- </text:p>
      <text:p text:style-name="P23"># select count(*) FROM Orders WHERE ship_country = 'Sweden' AND shipped_date&lt;required_date ;</text:p>
      <text:p text:style-name="P23"/>
      <text:p text:style-name="P23"/>
      <text:p text:style-name="P29">NOTE: there was <text:span text:style-name="T12">no </text:span>documentation about the definition between required date,shipping or <text:s/>order_date. <text:span text:style-name="T12">Thought process is that the required date was a week. Meaning the shipped date had to be less then the week</text:span></text:p>
      <text:p text:style-name="P18">---------------------------------------- Question 20 Result ---------------------------------------- </text:p>
      <text:p text:style-name="P23"><text:s/>count </text:p>
      <text:p text:style-name="P23">-------</text:p>
      <text:p text:style-name="P23"><text:s text:c="4"/>34</text:p>
      <text:p text:style-name="P23">(1 row)</text:p>
      <text:p text:style-name="P21"/>
      <text:p text:style-name="P15">---------------------------------------- Question <text:span text:style-name="T11">21 Queries</text:span> ---------------------------------------- </text:p>
      <text:p text:style-name="P15">SELECT product_name from PRODUCTS WHERE supplier_id = (SELECT supplier_id FROM Suppliers WHERE company_name = 'Leka Trading');</text:p>
      <text:p text:style-name="P16">---------------------------------------- Question <text:span text:style-name="T11">21 Queries</text:span> ---------------------------------------- </text:p>
      <text:p text:style-name="P15"><text:s text:c="9"/>product_name <text:s text:c="9"/></text:p>
      <text:p text:style-name="P15">-------------------------------</text:p>
      <text:p text:style-name="P15"><text:s/>Singaporean Hokkien Fried Mee</text:p>
      <text:p text:style-name="P15"><text:s/>Ipoh Coffee</text:p>
      <text:p text:style-name="P15"><text:s/>Gula Malacca</text:p>
      <text:p text:style-name="P15">(3 rows)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0:46:17.376604018</meta:creation-date>
    <dc:date>2019-11-15T12:54:36.794889149</dc:date>
    <meta:editing-duration>PT9H32M49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7" meta:paragraph-count="267" meta:word-count="1482" meta:character-count="16004" meta:non-whitespace-character-count="10989"/>
  </office:meta>
</office:document-meta>
</file>